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375in" fo:margin-left="-0.0403in" fo:margin-right="3.5903in" fo:margin-top="0.1in" fo:margin-bottom="0in" table:align="margins"/>
    </style:style>
    <style:style style:name="Table1.A" style:family="table-column">
      <style:table-column-properties style:column-width="1.375in" style:rel-column-width="26699*"/>
    </style:style>
    <style:style style:name="Table1.B" style:family="table-column">
      <style:table-column-properties style:column-width="2in" style:rel-column-width="3883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f88a"/>
    </style:style>
    <style:style style:name="P2" style:family="paragraph" style:parent-style-name="Table_20_Contents">
      <style:paragraph-properties fo:text-align="justify" style:justify-single-word="false"/>
      <style:text-properties style:font-name="Bitstream Charter" officeooo:rsid="001ff88a" officeooo:paragraph-rsid="001ff88a"/>
    </style:style>
    <style:style style:name="P3" style:family="paragraph" style:parent-style-name="Table_20_Contents">
      <style:text-properties style:font-name="Bitstream Charter" officeooo:rsid="001ff88a" officeooo:paragraph-rsid="001ff88a"/>
    </style:style>
    <style:style style:name="P4" style:family="paragraph">
      <style:text-properties fo:font-size="12pt"/>
    </style:style>
    <style:style style:name="gr1" style:family="graphic">
      <style:graphic-properties svg:stroke-color="#99ff66" draw:fill="solid" draw:fill-color="#579d1c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7815in" svg:height="0.1862in" svg:x="0.2161in" svg:y="0.594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custom-shape text:anchor-type="paragraph" draw:z-index="1" draw:style-name="gr2" draw:text-style-name="P4" svg:width="0.7831in" svg:height="0.1496in" svg:x="0.2165in" svg:y="0.00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    </table:table-cell>
          <table:table-cell table:style-name="Table1.B1" office:value-type="string">
            <text:p text:style-name="P2">Data visib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3">Data flow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" draw:style-name="gr3" svg:width="0.1953in" svg:height="0.7634in" draw:transform="rotate (-1.5707963267949) translate (0.988194444444444in 0.00972222222222222in)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    </table:table-cell>
          <table:table-cell table:style-name="Table1.B2" office:value-type="string">
            <text:p text:style-name="P3">Control flow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311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4:54:19.289996073</meta:creation-date>
    <dc:date>2014-12-30T15:10:06.556302940</dc:date>
    <meta:editing-duration>P0D</meta:editing-duration>
    <meta:editing-cycles>2</meta:editing-cycles>
    <meta:generator>LibreOffice/4.2.6.3$Linux_X86_64 LibreOffice_project/420m0$Build-3</meta:generator>
    <meta:document-statistic meta:table-count="1" meta:image-count="0" meta:object-count="0" meta:page-count="1" meta:paragraph-count="4" meta:word-count="6" meta:character-count="34" meta:non-whitespace-character-count="30"/>
  </office:meta>
</office:document-meta>
</file>